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isqualify</text:p>
          </table:table-cell>
          <table:table-cell table:style-name="Default" office:value-type="string" calcext:value-type="string">
            <text:p>DQ reason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-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n unique identifier combining county code and roadinventory_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data; older roads lumped together</text:p>
          </table:table-cell>
          <table:table-cell/>
          <table:table-cell office:value-type="string" calcext:value-type="string">
            <text:p>Date road active or 1/1/2004, whichever sooner. Consider making this a categorical variable; made before 1/1/2004 or not. Maybe “newroad”, where false means made before 1/1/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 definition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avement rough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IRI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s the sample number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9, 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tropolitan Planning Org; translate to categorical?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Number of travel lan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office:value-type="string" calcext:value-type="string">
            <text:p>Number of travel lanes in the opposite direction of a divided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Describes pavement cond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base ar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irection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number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t implemented, all zero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gional Planning Agency, can be categorical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ptional field, too difficult to clea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ptional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cross-street where the stree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09:48:53.024155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18T13:00:33.481873453</dc:date>
    <meta:editing-duration>PT5H59M10S</meta:editing-duration>
    <meta:editing-cycles>65</meta:editing-cycles>
    <meta:generator>LibreOffice/4.2.8.2$Linux_X86_64 LibreOffice_project/420m0$Build-2</meta:generator>
    <meta:document-statistic meta:table-count="1" meta:cell-count="672" meta:object-count="0"/>
  </office:meta>
</office:document-meta>
</file>